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ybrid Multi-cloud</text:p>
      <text:p text:style-name="P2"/>
      <text:p text:style-name="P2">Hybrid Cloud, as we covered in the previous lesson, is a computing environment that connects and organizations on-premise private cloud and third-party public cloud into a single infrastructure for running the organization's applications. Multicloud is a cloud adoption strategy that embraces a mix of cloud models from different service providers - public, private, and managed, across infrastructure, platform, or software services. For example, a business may consume email as a service from one provider, a CRM application from another, and infrastructure from yet another provider. So, essentially, a Hybrid Multi-cloud implies you're able to leverage the best of cloud models and services across different service providers, and have your applications and workloads working seamlessly across multiple different clouds. In this video we will look at some use cases for why a business may want to use a hybrid multi- cloud approach. In this video I want to touch on a few of those use cases for why a business may want to use hybrid or multicloud. Let's start with the basic one: cloud scaling. Now most of us are probably familiar with this, it's one of the main reasons for adopting the cloud. Now let's say we have a flower delivery service that is able to hit a certain bottom line of users to have on-premise infrastructure, and it can hit a certain amount of user load. So, visualizing this here throughout a calendar year, you can imagine that their load maybe goes up and down, and responds to specific holidays. Now to hit those peaks, they could scale up their on-premise architecture, but that's met with upfront costs and cost of upkeep. Now instead what they'll do, is take advantage of cloud that allows them to scale up in response to that load, and then automatically deprovision resources when they no longer need them. Now, this concept is kind of general to cloud computing, not just hybrid or multicloud. That brings me to my next topic. Here we're gonna be talking about how it can be used to build a composite cloud. Essentially this is going to be applications that are spread across multiple cloud environments. So back to the flower delivery service. Let's say they have on-premise architecture that allows them to run three major components of their app. So, let's say they have the web UI. They have some billing API's, as well as a rewards framework. Now let's say that this service is actually based in EU, and their European customers are happy. But for their North American or American customers, it's best specifically around, you know, Veterans Day or Thanksgiving, they're noticing that the system is bogging down. So they decide to take advantage of a hybrid cloud or multi- cloud architecture by composing their application across multiple cloud environments. So, they'll take advantage of data centers in America, and essentially, they've identified that although the rewards framework can stay on Prem in their European side, they want to move the billing and the UI capabilities over. So they'll move just those two to a cloud platform of their choice in a North American or American datacenter. This kinda allows them to scale up portions in response to say American holidays, while keeping their EU portions individually scaled. So in this example the flower delivery service is able to take advantage of scaling at a global level by using the hybrid or multicloud architecture. Next let's talk about the airline or travel industry. So we can first start with an example of modernization.</text:p>
      <text:p text:style-name="P2"/>
      <text:p text:style-name="P2">In the past we've seen that reservation systems may have been difficult to work with, or you might have had to call in. But almost all the airline companies now have a mobile application. So most of the time, and we've actually found that, it's about - in general - not just in the travel industry, but 80% of all enterprise applications are actually still on Prem. And that's likely the case in this industry as well. So, in this specific example, let's say they have a reservation system that's running on prem. But to create new experiences for their end-users, let's say they've created a mobile application. That mobile app, of course, has a mobile backend that's maybe running in a public cloud. And that in turn works with the reservation service. So again, the mobile app can hit the mobile backend, that in turn works with the reservation capabilities. In this case, they've modernized and new user experiences are possible. But let's take that a step further. Now a source for a lot of dissatisfaction for users, is whenever their flights are delayed - so when a flight is delayed, they may have to rebook new flights. The solution is almost always the same. The traveler wants to get to his destination in <text:soft-page-break/>the easiest way possible. What airline industries have been doing is taking advantage of the cloud to create maybe a recommendation feature. It allows them to book new flights as soon as the delay is recommended, or as soon as the delay is incurred and that's going to connect up to that mobile backend service, allowing users to be able to book flights through their phone the second of flight is delayed. This not only improves the bottom line for the airline industry, it leads to happier users. That's one way the modernization has been done. Next, let's take it even a step further and talk about data and AI. For data and AI, the airline industry has been taking advantage of lots of historical data. Over the decades that a company has been around, let's say they have historical data of when unplanned maintenance has happened on their airline. In fact, 30% of all delay time in the airline industry is actually when unplanned maintenance happens. So by taking advantage of, let's say, machine learning or AI capabilities, they could hook into all of the legacy data that they have - large volumes - and connect them up to machine learning and AI capabilities. This allows airline industries to take advantage of predictive analytics and get insights before errors, or before the unplanned maintenance ever occurs. This again improves their bottom line, leading to happier users and a more efficient airline industry. Today we talked about four major use cases for hybrid and multicloud platforms: cloud scaling and composite cloud, in the flower delivery service, as well as modernize in data and AI for the airline industry. Another reason for adopting hybrid multicloud strategy is to prevent lock-in to a specific vendor's cloud platform and having flexibility of being able to move workloads from one cloud platform to another as the need arises. In the next video, we will understand what a microservices architecture is, its features, benefits, and use cases.</text:p>
      <text:p text:style-name="P2"/>
      <text:p text:style-name="P2"/>
      <text:p text:style-name="P2"/>
      <text:p text:style-name="P2"/>
      <text:p text:style-name="P2"/>
      <text:p text:style-name="P2"/>
      <text:p text:style-name="P2">Microservices</text:p>
      <text:p text:style-name="P2"/>
      <text:p text:style-name="P2"/>
      <text:p text:style-name="P2"/>
      <text:p text:style-name="P2">Microservices architecture is an approach in which a single application is composed of many loosely coupled and independently deployable, smaller components or services. These services typically have their own stack running on their own containers. They communicate with one another over a combination of APIs, event streaming, and message brokers. For a business, what this means is that: Application components can be developed and updated more efficiently by multiple developers working independently. Teams can use different stacks and runtime environments for different components. Components facing too much load can be scaled independently, reducing the waste and cost associated with having to scale entire applications. In this video, we’ll look at how microservices have shaped application development, and also look at a use case that illustrates microservices in action. The way developers work to build applications is changing. In the past, software was built as large monolithic applications where a team of developers would take months to construct a large application built on a common code base. These developers would write every part of the application from start to finish. Now, after decades of software development, there are vast amounts of code already out there that developers can use as the base of an application, meaning they no longer have to create every line of code from scratch. Cloud development platforms provide developers with an ecosystem of code that can be easily and securely integrated into applications. Now, instead of building one huge application on one team, developers break into small independent teams where they write smaller amounts of code called microservices. Microservices breakdown large applications into their core functions, for example, search, recommendations, customer ratings, or product catalogs. Each is developed independently of one another, yet work together on the cloud development platform to create a functioning application. A container is the distribution method for each microservice, <text:soft-page-break/>meaning it delivers the code where it needs to go. Containers are plug-and-play, so if one microservice isn’t working for an application, developers can take it out and put in a different one without disrupting how the rest of the app functions. Check out microservices in action with Ron. Ron is a soccer fan who uses an online streaming media service called Dream Game. Last night he missed watching his team play their crucial semi-final match. Luckily, he can watch the game tonight with Dream Game. When he logs in, he sees the most popular content among all Dream Game users. After some searching, he finds the match he’s looking for. What he would really like is to find his game with one click. Luckily, the Dream Game development team is using microservices to develop a better user experience for viewers like Ron. The first microservice is a content catalog housing the millions of games that Dream Game offers. The small team of developers organizes each piece of content with metadata that describes them. This metadata feeds into a second microservice, the search function, which ensures that Ron’s search results are captured and compared to the Dream Game catalog. The third microservice, recommendations, captures data about the most popular content among all Dream Game users. This is what generates the home page that Ron saw when he first logged in. These three microservices are all in their separate containers ready to join the application. But before they can work together, they have to find one another. They do this by using something called service discovery, which creates a roadmap for these and many other microservices to communicate. When microservices find each other, they communicate using an application programming interface or an API. So when Ron searches for his favorite soccer team, the search microservice is communicating to the content catalog, in an API, about what Ron is looking for. Now back to the goal at hand. To get Ron to a soccer game with just one click, the development team working on the recommendations microservice is updating the code, adding an analytics algorithm. Using analytics, the recommendations microservice will compare Ron’s viewing history and preferences to popular content among other users, including soccer fans and viewers in Ron’s geographical region and demographic. Since the developers didn’t need to create the code from scratch, they are able to deploy this new functionality in a matter of days. These updates happen behind the scenes as the rest of the microservice containers function normally. The next time Ron checks DreamGame, instead of just seeing the most popular or newest content he sees a personalized playlist that will continue to refine itself as the system learns more about his viewing habits and preferences. The result, Ron finds his favorite team’s latest game right away. The microservice approach lets developers quickly innovate applications in parallel and lets users like Ron focus on the things that really interest them. And when those interests are changing and growing faster every day, microservices help businesses keep up and grow with their customers. In the next video, we will talk about serverless computing, its features, benefits, and some use cas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Serverless Computing</text:p>
      <text:p text:style-name="P2"/>
      <text:p text:style-name="P2"/>
      <text:p text:style-name="P2">Serverless is an approach to computing that offloads responsibility for common infrastructure management tasks such as scaling, scheduling, patching, and provisioning application stacks to cloud providers, allowing developers to focus their time and effort on the code and business logic specific to their applications or process. Serverless doesn’t mean there are no servers; only that the management of the underlying physical or virtual servers is removed from their users. The serverless computing environment allocates resources as needed for the applications. Let’s look at some key attributes that distinguish serverless computing from other compute models. The serverless model requires no provisioning of servers, installation of application stacks and software, or operation of the infrastructure by the developer. Serverless computing runs code only on-demand on a per-request basis, scaling transparently with the number of requests being served. Serverless enables end users to pay only for resources being used, never paying for idle capacity, which is unlike virtual servers on the cloud—where end users pay for VMs as long as they are running even if idle. Effectively, serverless abstracts the infrastructure away from developers. Code is executed as individual functions where each function runs inside a stateless container. No prior execution context is required to serve a request; and with each new request, a new instance of the function is invoked. Let’s look at a scenario. You could, for example, have a serverless platform between the front-end of your website and your storage layer, running individual functions. The serverless app could be translating text files and storing it in a cloud-based storage service. Using the front-end of your website, you send text files to a serverless app. The app creates translations in different languages, and then stores these translated files in cloud storage, and sends their links back to you. Some of the key serverless computing services today include IBM Cloud Functions (which is based on Apache OpenWhisk), AWS Lamb-da, and Microsoft Azure Functions. It is important to note that serverless may not be the best fit for all applications or scenarios. You need to evaluate application characteristics and ensure that the application is aligned to serverless architecture patterns. Applications that qualify for a serverless architecture include some of the following characteristics: Short-running stateless functions (seconds or minutes). Seasonal workloads with varying off-peak and peaks. Production volumetric data that shows too much idle time. Event-based processing or asynchronous request processing for implementing use cases. Microservices that can be built as functions that are stateless. Serverless architectures are well-suited for use cases around data and event processing, IoT, microservices, and mobile backends. Given its inherent and automatic scaling, rapid provisioning, and a pricing model that does not charge for idle time, supporting microservices architecture has become one of the most common use cases of serverless computing today. Serverless is well-suited to working with structured text, audio, image, and video data around tasks such as data enrichment, transformation, validation and cleansing, PDF processing, audio normalization, thumbnail generation, and video transcoding. Parallel tasks such as data search and processing, and genome processing, are also well-suited to be run on a serverless runtime. Serverless is also well-suited for working with all sorts of data stream ingestions, including business data streams, IoT sensor data, log data, and financial market data. And finally, let’s look at some challenges worth considering about serverless. Serverless workloads are designed to scale up and down in response to workload, but for workloads characterized by long-running processes managing a traditional server environment might be simpler and more cost-effective. The serverless application architecture can be vendor dependent, and so there is a potential for vendor lock-in, particularly involving platform capabilities such as authentication, scaling, monitoring, or configuration management. Because serverless architectures scale up and down in response to workload, they also sometimes need to start up from zero to serve a new request. For certain applications, this delay isn’t much of an impact, but for something like a low-latency financial application, this delay wouldn’t be acceptable.</text:p>
      <text:p text:style-name="P2"/>
      <text:p text:style-name="P2"><text:soft-page-break/></text:p>
      <text:p text:style-name="P2">Lesson Summary</text:p>
      <text:p text:style-name="P2">In this lesson, you have learned:</text:p>
      <text:p text:style-name="P2"><text:s text:c="2"/></text:p>
      <text:p text:style-name="P2"/>
      <text:p text:style-name="P2">Hybrid Multicloud is a cloud adoption strategy that makes it possible for public clouds, private clouds, and on-premises IT to interoperate seamlessly while leveraging the best cloud-based services from different public cloud providers.</text:p>
      <text:p text:style-name="P2"/>
      <text:p text:style-name="P2">Microservices architecture is an approach in which an application is built as a collection of loosely coupled and independently deployable components or services, leading to efficient development, maintenance, and upgradation cycles.</text:p>
      <text:p text:style-name="P2"/>
      <text:p text:style-name="P2">Serverless Computing is an approach to computing that offloads responsibility for common infrastructure management tasks for application runtimes to cloud providers, allowing developers to focus their time and effort on development and testing, and not have to worry about provisioning, maintaining and scaling compute resourc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Cloud Native Applications</text:p>
      <text:p text:style-name="P2"/>
      <text:p text:style-name="P2"/>
      <text:p text:style-name="P2">Simply put, a cloud native application is an application developed from the outset to work only in the cloud environment, or an existing app that has been refactored and reconfigured with cloud native principles. A cloud native application consists of microservices working together as a whole to comprise an application, yet each can be independently scaled and iterated through automation and orchestration processes. These microservices are often packaged in containers, which are executable units of software in which the application code is packaged along with its libraries and dependencies so that it can be run anywhere. This independence enables frequent, iterative improvement of cloud native applications, without disrupting the experience of end-users. Cloud native applications are unlike traditional, or monolithic applications, that are built out of one huge piece of software; applications that tightly couple the user interface, business-logic layer, and data-layer. Let’s take the example of how a cloud native application might be used on a travel website. Each topic covered by the site—flights, hotels, cars, specials—is its own microservice. Each microservice may roll out new features independent of the other microservices. Specials and discounts can also scale out independently. While the travel site is presented to customers as a whole, each microservice remains independent and can be scaled or updated as needed without affecting other services. Whether creating a new cloud native application or modernizing an existing application, developers adhere to a consistent set of development principles: Follow the microservices architectural approach by breaking applications down to single-function microservices. Rely on containers for maximum flexibility, scalability, and portability. Adopt Agile methods that speed the creation and improvement process through quick iterative updates based on user feedback. In this video, we’ll take a closer look at the key concepts of cloud native, its benefits, and use cases. Hi. I'm Andrea Crawford and I'm with IBM Cloud. Today we're going to talk about cloud native apps. In the heritage world, we have our lumpy, monolithic apps. And in the new world, we have our microservices living on the cloud. If we take a look at this diagram here, we see we have cloud infrastructure. This is your private, your public, and your enterprise infrastructure. Cloud native apps apply to hybrid and multicloud situations. We also have our scheduling and orchestration layer. This layer is all about control planes, like our kubernetes. We also have our application and data services layer. This layer is all about backing services, and being able to integrate our application code with existing services that may be available on other clouds, or even on-premise. We have our application runtimes, these are what we're traditionally, or conventionally, known as middleware. And over here, well, that's where we have our cloud native apps. This is the sweet spot right up here. So our application code is actually designed, built, and delivered very differently for cloud native, than it would be for conventional, monolithic, lumpy apps over here. Let's talk a little bit about why cloud native apps can actually leverage benefits like: enabling innovation, business agility, and most importantly - from a commoditization of this solution stack over here. So as time has progressed and technologies have matured and emerged, a lot of the services are actually being refactored lower down in this stack. This means that core services are starting to have a lower center of gravity, freeing up innovation at this level over here. So, what are our use cases for when to build a cloud native app? *Everything* Everything that lives in the cloud should have a cloud native app design and approach. This means our application code needs to be instrumented with things like: standardized logging, standardized events, and being able to match those logging and events to a standard catalog, that multiple microservices and cloud native apps can use. The last thing we want to do is have our development squads have to figure out what their log and event messages should be. Let's standardize that, because we want to be able to commoditize that as well. We also need to have things like distributed tracing. When we get over into the microservices world over here, we have a lot of moving parts. This means we're going to need to leverage services core to the system, like: load balancing, service discovery, <text:soft-page-break/>and routing. These are the kinds of things that are commoditized in this layer here, with things like Istio, and with the emergence of newer projects, like Knative. And so, if we were to recognize the benefits for cloud native apps and to sum it all up, we are all about enterprise and engineering at scale. In the next video we'll take a look at DevOps.</text:p>
      <text:p text:style-name="P2"/>
      <text:p text:style-name="P2"/>
      <text:p text:style-name="P2"/>
      <text:p text:style-name="P2"/>
      <text:p text:style-name="P2">DevOps on the Cloud</text:p>
      <text:p text:style-name="P2"/>
      <text:p text:style-name="P2"/>
      <text:p text:style-name="P2"/>
      <text:p text:style-name="P2">Development teams need to design, develop, deliver and run software as reliably and efficiently as possible. Operations teams need to identify and resolve problems as soon as possible by monitoring, predicting failure, managing the environment, and fixing issues. Combining development and operations with the ability to monitor and analyze and optimize bottlenecks gives us DevOps, a collaborative approach where business owners and the development, operations, and quality assurance teams collaborate to continuously deliver software. A DevOps approach applies agile and lean thinking principles to all stakeholders in an organization who develop, operate, or benefit from the business’s software systems, including customers, suppliers, partners. By extending lean principles across the software supply chain, DevOps capabilities improve productivity through accelerated customer feedback cycles, unified measurements and collaboration across an enterprise, and reduced overhead, duplication, and rework. Using the DevOps approach, developers can produce software in short iterations on a continuous delivery schedule of new features and bug fixes in rapid cycles; and businesses can seize market opportunities and reduce time to include customer feedback in their products. The DevOps process involves: Continuous Delivery, which is about delivering small, well-designed, high-quality, increments of software to customers. Continuous Integration; creating packaged builds of the code changes released as immutable images; where immutable implies that when modifications are needed, the entire component is replaced with an upgraded version. Continuous Deployment, which involves progressing each new packaged build through the deployment lifecycle as rapidly as possible. Continuous Monitoring; with tools that help developers understand the performance and availability of their applications, even before they are deployed to production. Delivery Pipeline; which is an automated sequence of steps that involves the stages of Ideation, Coding, Building, Deploying, Managing, and Continuous Improvement; which loops back to the Ideation phase in the delivery pipeline. While DevOps can apply to applications anywhere, there is especially a compelling case for DevOps when it comes to cloud-ready, and cloud-native applications. DevOps and Cloud share a symbiotic relationship. With its near limitless compute power and available data and application services, cloud computing platforms come with their own risks and challenges. DevOps’ tools, practices, and processes are helping tackle some of the complexities and challenges posed by the cloud and allowing solutions to be delivered—quickly and reliably. Let’s look at some core capabilities that DevOps provides to help building and running applications in the cloud a lot more manageable: DevOps best practices make it possible to programmatically provision servers, build middleware, install application code, and fully automate the installation process in a way that is documented, repeatable, verifiable, and traceable. Application deployments often involve considerable complexity. The DevOps’ practices of continuous integration and continuous deployment help create a fully automated deployment pipeline, which is important all through the application development lifecycle. Cloud native applications form a complex distributed system with multiple moving parts, independent tech stacks, and rapid release cycles. DevOps principles are essential to define how people work together to build, deploy, and manage applications in a cloud native approach. With the DevOps best practices of automated provisioning and continuous deployment, developers, quality professionals, and other stakeholders can test in low-cost, production-like test environments that were previously not available—enhancing <text:soft-page-break/>both productivity and quality. When systems are compromised or struggling to recover from natural disasters, DevOps best practices make it possible to rebuild these systems quickly and reliably. DevOps provides a powerful set of principles, practices, and tools to realize the full potential of cloud-native computing, as well as for modernizing existing applications to leverage cloud benefits. In the next video, we’ll learn about application modernization.</text:p>
      <text:p text:style-name="P2"/>
      <text:p text:style-name="P2"/>
      <text:p text:style-name="P2"/>
      <text:p text:style-name="P2"/>
      <text:p text:style-name="P2"/>
      <text:p text:style-name="P2">Application Modernization</text:p>
      <text:p text:style-name="P2"/>
      <text:p text:style-name="P2"/>
      <text:p text:style-name="P2">Many organizations have huge investments in existing applications that are often siloed in legacy systems and are very difficult and expensive to update and maintain. Modernizing these applications can unlock great benefits for these organizations such as accelerating their digital transformations, enabling them to take advantage of new technologies and services, and becoming more responsive to their customers' needs and changing market dynamics. Cloud computing is one of the three main ingredients in Application Modernization. In the rest of this video we will see how, and what else Application Modernization entails. Hi, I'm Eric Minick, with IBM Cloud, and I want to talk about application modernization and three huge transformations that have been going on together. We've got three things going on. They're interrelated, and this is what we're seeing this change in how we're doing architecture, infrastructure, and our ways of working - how we deliver. And if we go back in time a little bit, we saw applications that were very monolithic, they were running on physical servers and we used waterfall style development where we'd have long plans and we'd say okay, this is gonna be our planning phase, or development phase, or testing phase, and we could plan out a year as a project. And that's really what we've gone away from. So if we look at how most organizations are working today, architecturally, they've got some sort of distributed architecture. It's usually related to like a service-oriented architecture; the the big buzzwords a few years ago. But some sort of distributed architecture. We have a bunch of web services. They're talking to each other. We've got some databases on the backend. And then some front ends that kind of go through all that. On an infrastructure level, they're running on some sort of a virtual machine, alright. So, we said we could probably do better than having to order a new server every time we have a new service. Let's virtualize this stuff, and we need a little more density along the way. And from a way of working, you know, Agile development - pretty normal - and then trying to figure out a little bit of what happens downstream. So this kind of takes us up to where a lot of teams are today, but not really where they're going. And so if we look at, kind of, that next phase. We're taking another pass at this service-oriented architecture, and really shrinking the sizes of the services, taking advantage of the more dynamic infrastructure we have. And we're calling these now microservices. So we've got a microservice architecture, so, very small, very focused services, moving away from a lot of the heavyweight XML based communication we saw in SOA, towards more rest based communication, things like that. But same idea, let's keep breaking into smaller and smaller pieces. We have more independence of what we ship. More rigor in saying this service needs to be independent from another service, so I can change these things by themselves. On the infrastructure side - cloud. It's pretty popular. And this could be public cloud, this could also be private cloud. I'm painting with a very broad brush when I say cloud here. And thhen from a delivery, in a way of working, we could say that DevOps is really key. And I would include in this, approaches like site reliability engineering, SRE. More the ways of working we have today. Now that that's fine and interesting. But what do these things have to do with each other? I'd argue that what we're really seeing is modernization in how the applications are delivered, and how they're built, and what they are. And while you could walk into any large enterprise today and you'll find someone who says we are going through a cloud transformation. You'll often find somebody says, "yes, I'm in charge of leading the DevOps <text:soft-page-break/>transformation." And you'll walk into enterprise architecture and they'll say, "yes, we are pushing microservice architectures." Individuals think that they're going through three separate transformations. But they're really tied. Right? If I'm doing microservices, and I have new microservices all the time. In order to get a new microservice up and running, I'm over here and I have to order a new physical server, then rack and stack it a couple months later. I'm not gonna get any time to market benefits. The resilience benefits that I'm gonna normally look for from microservices are gonna be modest, at best. Microservices want cloud infrastructure. You want to be able to say, I've got a new microservice. Let me put it in a container and just run that container right now and scale that dynamically. Similarly, cloud really likes running microservices. The benefits of being able to dynamically scale are really cool when you have a lot of small things that you might need few of, or a lot of. It's not as interesting when I've got a monolith that that isn't even distributed. How do I scale that? I get a bigger cloud server? And then all of this is, kind of, baking in this idea of speed and resiliency and DevOps brings that together. The developers who have always wanted speed, the operations people who've always wanted that resiliency. They're going to be programming that cloud. Right? The programmable infrastructure the cloud provides, needs operations people who understand resiliency, but bring some of that development skill in. And to really take advantage of these new infrastructures, the new architectures, you need these new ways of working. And you also are gonna say, if this is going to give me time to market benefits, I can't be back here, and say we've got a one-year project plan that we're just gonna execute. I need to be able to be more agile, and adapt in my planning and my responsiveness to the business. I need to better wire up my application so they can be more easily monitored and more resilient. We have to have the application in a way that it knows when one of these services is failing, and we can spin up another. So this is really, for me, fascinating that you walk into these organizations everywhere, and they're undergoing these three different transformations. But they're always doing them together. And when they don't - it doesn't quite work. So you've got these three transformations going on at once. And you'll hear us talk a lot about application modernization. See it written across the top here. When I think of application modernization, I think it's just this. It's this transformation right here; going from these kind of monoliths, or service-oriented architectures, to micro-services, adopting cloud, modernizing our ways working towards DevOps and SRE. That's AppMod. It's a really exciting time. And it's really great when you're able to go after it in a holistic fashion.</text:p>
      <text:p text:style-name="P2"/>
      <text:p text:style-name="P2"/>
      <text:p text:style-name="P2"/>
      <text:p text:style-name="P2"/>
      <text:p text:style-name="P2"/>
      <text:p text:style-name="P2"/>
      <text:p text:style-name="P2"/>
      <text:h text:style-name="P1" text:outline-level="2">Lesson Summary</text:h>
      <text:h text:style-name="Heading_20_3" text:outline-level="3">In this lesson, you have learned:</text:h>
      <text:list xml:id="list3163024358" text:style-name="L1">
        <text:list-item>
          <text:p text:style-name="P3">Cloud native applications are applications that are built or refactored to work in the cloud environment. These applications, developed using DevOps methodologies, consist of microservices packaged in containers that can run in any environment—making it possible to create and update features in quick iterative cycles.</text:p>
        </text:list-item>
      </text:list>
      <text:list xml:id="list4292636296" text:style-name="L2">
        <text:list-item>
          <text:p text:style-name="P4">DevOps is a collaborative approach that enables development and operations teams to continuously deliver software in quick iterative cycles while reducing overhead, duplication, and rework. DevOps’ tools, practices, and processes help tackle the complexities and challenges posed by the cloud, allowing solutions to be delivered and updated —quickly and reliably. </text:p>
        </text:list-item>
      </text:list>
      <text:list xml:id="list2957233277" text:style-name="L3">
        <text:list-item>
          <text:p text:style-name="P5"><text:soft-page-break/>Application Modernization helps organizations accelerate their digital transformation, take advantage of new technologies and services, and become more responsive to changing market dynamics. Cloud computing is one of the key enablers of application modernization.</text:p>
        </text:list-item>
      </text:list>
      <text:p text:style-name="P6"/>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21:07:07.941613478</meta:creation-date>
    <dc:date>2022-01-02T22:09:14.734370053</dc:date>
    <meta:editing-duration>PT10M55S</meta:editing-duration>
    <meta:editing-cycles>1</meta:editing-cycles>
    <meta:generator>LibreOffice/6.4.7.2$Linux_X86_64 LibreOffice_project/40$Build-2</meta:generator>
    <meta:document-statistic meta:table-count="0" meta:image-count="0" meta:object-count="0" meta:page-count="10" meta:paragraph-count="24" meta:word-count="5433" meta:character-count="34565" meta:non-whitespace-character-count="29161"/>
  </office:meta>
</office:document-meta>
</file>